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3.569cm" svg:height="9.986cm" svg:x="16.135cm" svg:y="0.293cm">
            <draw:object draw:notify-on-update-of-ranges="Лист1.A2:Лист1.A9 Лист1.B1:Лист1.B1 Лист1.B2:Лист1.B9 Лист1.C1:Лист1.C1 Лист1.C2:Лист1.C9 Лист1.D1:Лист1.D1 Лист1.D2:Лист1.D9 Лист1.E1:Лист1.E1 Лист1.E2:Лист1.E9 Лист1.F1:Лист1.F1 Лист1.F2:Лист1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.508cm" svg:height="9.96cm" svg:x="16.079cm" svg:y="10.625cm">
            <draw:object draw:notify-on-update-of-ranges="Лист1.A1:Лист1.A1 Лист1.A2:Лист1.A9 Лист1.B1:Лист1.B1 Лист1.B14:Лист1.B21 Лист1.C1:Лист1.C1 Лист1.C14:Лист1.C21 Лист1.D1:Лист1.D1 Лист1.D14:Лист1.D21 Лист1.E1:Лист1.E1 Лист1.E14:Лист1.E21 Лист1.F1:Лист1.F1 Лист1.F14:Лист1.F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192994" calcext:value-type="float">
            <text:p>0,019</text:p>
          </table:table-cell>
          <table:table-cell table:style-name="ce1" office:value-type="float" office:value="0.0165435" calcext:value-type="float">
            <text:p>0,017</text:p>
          </table:table-cell>
          <table:table-cell table:style-name="ce1" office:value-type="float" office:value="0.0154891" calcext:value-type="float">
            <text:p>0,015</text:p>
          </table:table-cell>
          <table:table-cell table:style-name="ce1" office:value-type="float" office:value="0.0152855" calcext:value-type="float">
            <text:p>0,015</text:p>
          </table:table-cell>
          <table:table-cell table:style-name="ce1" office:value-type="float" office:value="0.0161229" calcext:value-type="float">
            <text:p>0,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198546" calcext:value-type="float">
            <text:p>0,020</text:p>
          </table:table-cell>
          <table:table-cell table:style-name="ce1" office:value-type="float" office:value="0.0172708" calcext:value-type="float">
            <text:p>0,017</text:p>
          </table:table-cell>
          <table:table-cell table:style-name="ce1" office:value-type="float" office:value="0.0165309" calcext:value-type="float">
            <text:p>0,017</text:p>
          </table:table-cell>
          <table:table-cell table:style-name="ce1" office:value-type="float" office:value="0.0168574" calcext:value-type="float">
            <text:p>0,017</text:p>
          </table:table-cell>
          <table:table-cell table:style-name="ce1" office:value-type="float" office:value="0.0322941" calcext:value-type="float">
            <text:p>0,0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209258" calcext:value-type="float">
            <text:p>0,021</text:p>
          </table:table-cell>
          <table:table-cell table:style-name="ce1" office:value-type="float" office:value="0.0190899" calcext:value-type="float">
            <text:p>0,019</text:p>
          </table:table-cell>
          <table:table-cell table:style-name="ce1" office:value-type="float" office:value="0.0212417" calcext:value-type="float">
            <text:p>0,021</text:p>
          </table:table-cell>
          <table:table-cell table:style-name="ce1" office:value-type="float" office:value="0.0338381" calcext:value-type="float">
            <text:p>0,034</text:p>
          </table:table-cell>
          <table:table-cell table:style-name="ce1" office:value-type="float" office:value="0.0644612" calcext:value-type="float">
            <text:p>0,0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0260143" calcext:value-type="float">
            <text:p>0,026</text:p>
          </table:table-cell>
          <table:table-cell table:style-name="ce1" office:value-type="float" office:value="0.0335896" calcext:value-type="float">
            <text:p>0,034</text:p>
          </table:table-cell>
          <table:table-cell table:style-name="ce1" office:value-type="float" office:value="0.0428702" calcext:value-type="float">
            <text:p>0,043</text:p>
          </table:table-cell>
          <table:table-cell table:style-name="ce1" office:value-type="float" office:value="0.0679644" calcext:value-type="float">
            <text:p>0,068</text:p>
          </table:table-cell>
          <table:table-cell table:style-name="ce1" office:value-type="float" office:value="0.128885" calcext:value-type="float">
            <text:p>0,1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0.0546292" calcext:value-type="float">
            <text:p>0,055</text:p>
          </table:table-cell>
          <table:table-cell table:style-name="ce1" office:value-type="float" office:value="0.069656" calcext:value-type="float">
            <text:p>0,070</text:p>
          </table:table-cell>
          <table:table-cell table:style-name="ce1" office:value-type="float" office:value="0.0862588" calcext:value-type="float">
            <text:p>0,086</text:p>
          </table:table-cell>
          <table:table-cell table:style-name="ce1" office:value-type="float" office:value="0.136618" calcext:value-type="float">
            <text:p>0,137</text:p>
          </table:table-cell>
          <table:table-cell table:style-name="ce1" office:value-type="float" office:value="0.257815" calcext:value-type="float">
            <text:p>0,2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0.117375" calcext:value-type="float">
            <text:p>0,117</text:p>
          </table:table-cell>
          <table:table-cell table:style-name="ce1" office:value-type="float" office:value="0.14374" calcext:value-type="float">
            <text:p>0,144</text:p>
          </table:table-cell>
          <table:table-cell table:style-name="ce1" office:value-type="float" office:value="0.170078" calcext:value-type="float">
            <text:p>0,170</text:p>
          </table:table-cell>
          <table:table-cell table:style-name="ce1" office:value-type="float" office:value="0.274148" calcext:value-type="float">
            <text:p>0,274</text:p>
          </table:table-cell>
          <table:table-cell table:style-name="ce1" office:value-type="float" office:value="0.515385" calcext:value-type="float">
            <text:p>0,5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0.242264" calcext:value-type="float">
            <text:p>0,242</text:p>
          </table:table-cell>
          <table:table-cell table:style-name="ce1" office:value-type="float" office:value="0.292764" calcext:value-type="float">
            <text:p>0,293</text:p>
          </table:table-cell>
          <table:table-cell table:style-name="ce1" office:value-type="float" office:value="0.351383" calcext:value-type="float">
            <text:p>0,351</text:p>
          </table:table-cell>
          <table:table-cell table:style-name="ce1" office:value-type="float" office:value="0.547034" calcext:value-type="float">
            <text:p>0,547</text:p>
          </table:table-cell>
          <table:table-cell table:style-name="ce1" office:value-type="float" office:value="1.03376" calcext:value-type="float">
            <text:p>1,0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float" office:value="0.512602" calcext:value-type="float">
            <text:p>0,513</text:p>
          </table:table-cell>
          <table:table-cell table:style-name="ce1" office:value-type="float" office:value="0.605092" calcext:value-type="float">
            <text:p>0,605</text:p>
          </table:table-cell>
          <table:table-cell table:style-name="ce1" office:value-type="float" office:value="0.70815" calcext:value-type="float">
            <text:p>0,708</text:p>
          </table:table-cell>
          <table:table-cell table:style-name="ce1" office:value-type="float" office:value="1.10266" calcext:value-type="float">
            <text:p>1,103</text:p>
          </table:table-cell>
          <table:table-cell table:style-name="ce1" office:value-type="float" office:value="2.06295" calcext:value-type="float">
            <text:p>2,063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83721" calcext:value-type="float">
            <text:p>0,0183721</text:p>
          </table:table-cell>
          <table:table-cell office:value-type="float" office:value="0.0162762" calcext:value-type="float">
            <text:p>0,0162762</text:p>
          </table:table-cell>
          <table:table-cell office:value-type="float" office:value="0.0153625" calcext:value-type="float">
            <text:p>0,0153625</text:p>
          </table:table-cell>
          <table:table-cell office:value-type="float" office:value="0.0152019" calcext:value-type="float">
            <text:p>0,0152019</text:p>
          </table:table-cell>
          <table:table-cell office:value-type="float" office:value="0.0155525" calcext:value-type="float">
            <text:p>0,01555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81971" calcext:value-type="float">
            <text:p>0,0181971</text:p>
          </table:table-cell>
          <table:table-cell office:value-type="float" office:value="0.0161148" calcext:value-type="float">
            <text:p>0,0161148</text:p>
          </table:table-cell>
          <table:table-cell office:value-type="float" office:value="0.0152841" calcext:value-type="float">
            <text:p>0,0152841</text:p>
          </table:table-cell>
          <table:table-cell office:value-type="float" office:value="0.015127" calcext:value-type="float">
            <text:p>0,015127</text:p>
          </table:table-cell>
          <table:table-cell office:value-type="float" office:value="0.0154836" calcext:value-type="float">
            <text:p>0,01548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81728" calcext:value-type="float">
            <text:p>0,0181728</text:p>
          </table:table-cell>
          <table:table-cell office:value-type="float" office:value="0.0160982" calcext:value-type="float">
            <text:p>0,0160982</text:p>
          </table:table-cell>
          <table:table-cell office:value-type="float" office:value="0.0152844" calcext:value-type="float">
            <text:p>0,0152844</text:p>
          </table:table-cell>
          <table:table-cell office:value-type="float" office:value="0.0152252" calcext:value-type="float">
            <text:p>0,0152252</text:p>
          </table:table-cell>
          <table:table-cell office:value-type="float" office:value="0.0163523" calcext:value-type="float">
            <text:p>0,01635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81872" calcext:value-type="float">
            <text:p>0,0181872</text:p>
          </table:table-cell>
          <table:table-cell office:value-type="float" office:value="0.0162091" calcext:value-type="float">
            <text:p>0,0162091</text:p>
          </table:table-cell>
          <table:table-cell office:value-type="float" office:value="0.015533" calcext:value-type="float">
            <text:p>0,015533</text:p>
          </table:table-cell>
          <table:table-cell office:value-type="float" office:value="0.0157589" calcext:value-type="float">
            <text:p>0,0157589</text:p>
          </table:table-cell>
          <table:table-cell office:value-type="float" office:value="0.0320354" calcext:value-type="float">
            <text:p>0,03203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98321" calcext:value-type="float">
            <text:p>0,0198321</text:p>
          </table:table-cell>
          <table:table-cell office:value-type="float" office:value="0.0176347" calcext:value-type="float">
            <text:p>0,0176347</text:p>
          </table:table-cell>
          <table:table-cell office:value-type="float" office:value="0.0175012" calcext:value-type="float">
            <text:p>0,0175012</text:p>
          </table:table-cell>
          <table:table-cell office:value-type="float" office:value="0.0320269" calcext:value-type="float">
            <text:p>0,0320269</text:p>
          </table:table-cell>
          <table:table-cell office:value-type="float" office:value="0.0495229" calcext:value-type="float">
            <text:p>0,04952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92998" calcext:value-type="float">
            <text:p>0,0292998</text:p>
          </table:table-cell>
          <table:table-cell office:value-type="float" office:value="0.021506" calcext:value-type="float">
            <text:p>0,021506</text:p>
          </table:table-cell>
          <table:table-cell office:value-type="float" office:value="0.0345729" calcext:value-type="float">
            <text:p>0,0345729</text:p>
          </table:table-cell>
          <table:table-cell office:value-type="float" office:value="0.0493984" calcext:value-type="float">
            <text:p>0,0493984</text:p>
          </table:table-cell>
          <table:table-cell office:value-type="float" office:value="0.0985322" calcext:value-type="float">
            <text:p>0,09853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592081" calcext:value-type="float">
            <text:p>0,0592081</text:p>
          </table:table-cell>
          <table:table-cell office:value-type="float" office:value="0.044715" calcext:value-type="float">
            <text:p>0,044715</text:p>
          </table:table-cell>
          <table:table-cell office:value-type="float" office:value="0.0554762" calcext:value-type="float">
            <text:p>0,0554762</text:p>
          </table:table-cell>
          <table:table-cell office:value-type="float" office:value="0.0996587" calcext:value-type="float">
            <text:p>0,0996587</text:p>
          </table:table-cell>
          <table:table-cell office:value-type="float" office:value="0.18227" calcext:value-type="float">
            <text:p>0,182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1553" calcext:value-type="float">
            <text:p>0,11553</text:p>
          </table:table-cell>
          <table:table-cell office:value-type="float" office:value="0.0820533" calcext:value-type="float">
            <text:p>0,0820533</text:p>
          </table:table-cell>
          <table:table-cell office:value-type="float" office:value="0.111632" calcext:value-type="float">
            <text:p>0,111632</text:p>
          </table:table-cell>
          <table:table-cell office:value-type="float" office:value="0.185109" calcext:value-type="float">
            <text:p>0,185109</text:p>
          </table:table-cell>
          <table:table-cell office:value-type="float" office:value="0.364133" calcext:value-type="float">
            <text:p>0,3641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6" loext:min-decimal-places="6" number:min-integer-digits="1"/>
    </number:number-style>
    <number:number-style style:name="N108">
      <number:number number:decimal-places="5" loext:min-decimal-places="5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 number:title="Особый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.00.0000</text:date>, <text:time style:data-style-name="N2" text:time-value="13:13:16.34356006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9T21:42:23.078446071</meta:creation-date>
    <dc:date>2022-06-10T13:43:19.008028027</dc:date>
    <meta:editing-duration>PT29M59S</meta:editing-duration>
    <meta:editing-cycles>3</meta:editing-cycles>
    <meta:generator>LibreOffice/6.4.7.2$Linux_X86_64 LibreOffice_project/40$Build-2</meta:generator>
    <meta:document-statistic meta:table-count="1" meta:cell-count="10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0" number:title="Особый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0">
      <style:chart-properties chart:symbol-type="automatic" chart:symbol-width="0.175cm" chart:symbol-height="0.175cm" chart:link-data-style-to-source="false" chart:data-label-number="value" chart:data-label-text="false" chart:data-label-symbol="false" style:rotation-angle="90"/>
      <style:graphic-properties draw:stroke="none" draw:fill-color="#729fcf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automatic" chart:symbol-width="0.175cm" chart:symbol-height="0.175cm"/>
    </style:style>
    <style:style style:name="ch11" style:family="chart" style:data-style-name="N110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down" chart:symbol-width="0.25cm" chart:symbol-height="0.25cm" chart:link-data-style-to-source="false" chart:data-label-number="value" chart:data-label-text="false" chart:data-label-symbol="false" style:rotation-angle="90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symbol-type="named-symbol" chart:symbol-name="arrow-up" chart:symbol-width="0.25cm" chart:symbol-height="0.25cm" chart:link-data-style-to-source="false" chart:data-label-number="value" chart:data-label-text="false" chart:data-label-symbol="false" style:rotation-angle="90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symbol-type="automatic" chart:symbol-width="0.175cm" chart:symbol-height="0.175cm" chart:link-data-style-to-source="false" chart:data-label-number="value" chart:data-label-text="false" chart:data-label-symbol="false" style:rotation-angle="90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57cm" svg:height="9.987cm" xlink:href=".." xlink:type="simple" chart:class="chart:bar" chart:style-name="ch1">
        <chart:legend chart:legend-position="end" svg:x="22.074cm" svg:y="3.698cm" style:legend-expansion="high" chart:style-name="ch2"/>
        <chart:plot-area chart:style-name="ch3" table:cell-range-address="Лист1.A1:Лист1.F9" chart:data-source-has-labels="both" svg:x="1.482cm" svg:y="0.199cm" svg:width="20.121cm" svg:height="8.608cm">
          <chartooo:coordinate-region svg:x="2.765cm" svg:y="0.398cm" svg:width="18.838cm" svg:height="7.762cm"/>
          <chart:axis chart:dimension="x" chart:name="primary-x" chart:style-name="ch4" chartooo:axis-type="auto">
            <chartooo:date-scale/>
            <chart:title svg:x="9.858cm" svg:y="9.006cm" chart:style-name="ch5">
              <text:p>Кол-во правых частей</text:p>
            </chart:title>
            <chart:categories table:cell-range-address="Лист1.A2:Лист1.A9"/>
            <chart:grid chart:style-name="ch6" chart:class="major"/>
          </chart:axis>
          <chart:axis chart:dimension="y" chart:name="primary-y" chart:style-name="ch7">
            <chart:title svg:x="0.451cm" svg:y="5.672cm" chart:style-name="ch8">
              <text:p>Время расчёта</text:p>
            </chart:title>
            <chart:grid chart:style-name="ch6" chart:class="major"/>
          </chart:axis>
          <chart:series chart:style-name="ch9" chart:values-cell-range-address="Лист1.B2:Лист1.B9" chart:label-cell-address="Лист1.B1:Лист1.B1" chart:class="chart:bar">
            <chart:data-point chart:style-name="ch10"/>
            <chart:data-point chart:repeated="7"/>
          </chart:series>
          <chart:series chart:style-name="ch11" chart:values-cell-range-address="Лист1.C2:Лист1.C9" chart:label-cell-address="Лист1.C1:Лист1.C1" chart:class="chart:bar">
            <chart:data-point chart:repeated="8"/>
          </chart:series>
          <chart:series chart:style-name="ch12" chart:values-cell-range-address="Лист1.D2:Лист1.D9" chart:label-cell-address="Лист1.D1:Лист1.D1" chart:class="chart:bar">
            <chart:data-point chart:repeated="8"/>
          </chart:series>
          <chart:series chart:style-name="ch13" chart:values-cell-range-address="Лист1.E2:Лист1.E9" chart:label-cell-address="Лист1.E1:Лист1.E1" chart:class="chart:bar">
            <chart:data-point chart:repeated="8"/>
          </chart:series>
          <chart:series chart:style-name="ch14" chart:values-cell-range-address="Лист1.F2:Лист1.F9" chart:label-cell-address="Лист1.F1:Лист1.F1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</text:p>
                <draw:g>
                  <svg:desc>Лист1.B1:Лист1.B1</svg:desc>
                </draw:g>
              </table:table-cell>
              <table:table-cell office:value-type="string">
                <text:p>128</text:p>
                <draw:g>
                  <svg:desc>Лист1.C1:Лист1.C1</svg:desc>
                </draw:g>
              </table:table-cell>
              <table:table-cell office:value-type="string">
                <text:p>256</text:p>
                <draw:g>
                  <svg:desc>Лист1.D1:Лист1.D1</svg:desc>
                </draw:g>
              </table:table-cell>
              <table:table-cell office:value-type="string">
                <text:p>512</text:p>
                <draw:g>
                  <svg:desc>Лист1.E1:Лист1.E1</svg:desc>
                </draw:g>
              </table:table-cell>
              <table:table-cell office:value-type="string">
                <text:p>1024</text:p>
                <draw:g>
                  <svg:desc>Лист1.F1:Лист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A2:Лист1.A9</svg:desc>
                </draw:g>
              </table:table-cell>
              <table:table-cell office:value-type="float" office:value="0.0192994">
                <text:p>0.0192994</text:p>
                <draw:g>
                  <svg:desc>Лист1.B2:Лист1.B9</svg:desc>
                </draw:g>
              </table:table-cell>
              <table:table-cell office:value-type="float" office:value="0.0165435">
                <text:p>0.0165435</text:p>
                <draw:g>
                  <svg:desc>Лист1.C2:Лист1.C9</svg:desc>
                </draw:g>
              </table:table-cell>
              <table:table-cell office:value-type="float" office:value="0.0154891">
                <text:p>0.0154891</text:p>
                <draw:g>
                  <svg:desc>Лист1.D2:Лист1.D9</svg:desc>
                </draw:g>
              </table:table-cell>
              <table:table-cell office:value-type="float" office:value="0.0152855">
                <text:p>0.0152855</text:p>
                <draw:g>
                  <svg:desc>Лист1.E2:Лист1.E9</svg:desc>
                </draw:g>
              </table:table-cell>
              <table:table-cell office:value-type="float" office:value="0.0161229">
                <text:p>0.0161229</text:p>
                <draw:g>
                  <svg:desc>Лист1.F2:Лист1.F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98546">
                <text:p>0.0198546</text:p>
              </table:table-cell>
              <table:table-cell office:value-type="float" office:value="0.0172708">
                <text:p>0.0172708</text:p>
              </table:table-cell>
              <table:table-cell office:value-type="float" office:value="0.0165309">
                <text:p>0.0165309</text:p>
              </table:table-cell>
              <table:table-cell office:value-type="float" office:value="0.0168574">
                <text:p>0.0168574</text:p>
              </table:table-cell>
              <table:table-cell office:value-type="float" office:value="0.0322941">
                <text:p>0.03229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09258">
                <text:p>0.0209258</text:p>
              </table:table-cell>
              <table:table-cell office:value-type="float" office:value="0.0190899">
                <text:p>0.0190899</text:p>
              </table:table-cell>
              <table:table-cell office:value-type="float" office:value="0.0212417">
                <text:p>0.0212417</text:p>
              </table:table-cell>
              <table:table-cell office:value-type="float" office:value="0.0338381">
                <text:p>0.0338381</text:p>
              </table:table-cell>
              <table:table-cell office:value-type="float" office:value="0.0644612">
                <text:p>0.06446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260143">
                <text:p>0.0260143</text:p>
              </table:table-cell>
              <table:table-cell office:value-type="float" office:value="0.0335896">
                <text:p>0.0335896</text:p>
              </table:table-cell>
              <table:table-cell office:value-type="float" office:value="0.0428702">
                <text:p>0.0428702</text:p>
              </table:table-cell>
              <table:table-cell office:value-type="float" office:value="0.0679644">
                <text:p>0.0679644</text:p>
              </table:table-cell>
              <table:table-cell office:value-type="float" office:value="0.128885">
                <text:p>0.12888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546292">
                <text:p>0.0546292</text:p>
              </table:table-cell>
              <table:table-cell office:value-type="float" office:value="0.069656">
                <text:p>0.069656</text:p>
              </table:table-cell>
              <table:table-cell office:value-type="float" office:value="0.0862588">
                <text:p>0.0862588</text:p>
              </table:table-cell>
              <table:table-cell office:value-type="float" office:value="0.136618">
                <text:p>0.136618</text:p>
              </table:table-cell>
              <table:table-cell office:value-type="float" office:value="0.257815">
                <text:p>0.25781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17375">
                <text:p>0.117375</text:p>
              </table:table-cell>
              <table:table-cell office:value-type="float" office:value="0.14374">
                <text:p>0.14374</text:p>
              </table:table-cell>
              <table:table-cell office:value-type="float" office:value="0.170078">
                <text:p>0.170078</text:p>
              </table:table-cell>
              <table:table-cell office:value-type="float" office:value="0.274148">
                <text:p>0.274148</text:p>
              </table:table-cell>
              <table:table-cell office:value-type="float" office:value="0.515385">
                <text:p>0.51538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42264">
                <text:p>0.242264</text:p>
              </table:table-cell>
              <table:table-cell office:value-type="float" office:value="0.292764">
                <text:p>0.292764</text:p>
              </table:table-cell>
              <table:table-cell office:value-type="float" office:value="0.351383">
                <text:p>0.351383</text:p>
              </table:table-cell>
              <table:table-cell office:value-type="float" office:value="0.547034">
                <text:p>0.547034</text:p>
              </table:table-cell>
              <table:table-cell office:value-type="float" office:value="1.03376">
                <text:p>1.0337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12602">
                <text:p>0.512602</text:p>
              </table:table-cell>
              <table:table-cell office:value-type="float" office:value="0.605092">
                <text:p>0.605092</text:p>
              </table:table-cell>
              <table:table-cell office:value-type="float" office:value="0.70815">
                <text:p>0.70815</text:p>
              </table:table-cell>
              <table:table-cell office:value-type="float" office:value="1.10266">
                <text:p>1.10266</text:p>
              </table:table-cell>
              <table:table-cell office:value-type="float" office:value="2.06295">
                <text:p>2.062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0" number:title="Особый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0">
      <style:chart-properties chart:symbol-type="automatic" chart:symbol-width="0.175cm" chart:symbol-height="0.175cm" chart:link-data-style-to-source="false" chart:data-label-number="value" chart:data-label-text="false" chart:data-label-symbol="false" style:rotation-angle="90"/>
      <style:graphic-properties draw:stroke="none" draw:fill-color="#729fcf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automatic" chart:symbol-width="0.175cm" chart:symbol-height="0.175cm"/>
    </style:style>
    <style:style style:name="ch11" style:family="chart" style:data-style-name="N110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down" chart:symbol-width="0.25cm" chart:symbol-height="0.25cm" chart:link-data-style-to-source="false" chart:data-label-number="value" chart:data-label-text="false" chart:data-label-symbol="false" style:rotation-angle="90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symbol-type="named-symbol" chart:symbol-name="arrow-up" chart:symbol-width="0.25cm" chart:symbol-height="0.25cm" chart:link-data-style-to-source="false" chart:data-label-number="value" chart:data-label-text="false" chart:data-label-symbol="false" style:rotation-angle="90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symbol-type="automatic" chart:symbol-width="0.175cm" chart:symbol-height="0.175cm" chart:link-data-style-to-source="false" chart:data-label-number="value" chart:data-label-text="false" chart:data-label-symbol="false" style:rotation-angle="90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509cm" svg:height="9.961cm" xlink:href=".." xlink:type="simple" chart:class="chart:bar" chart:style-name="ch1">
        <chart:legend chart:legend-position="end" svg:x="22.013cm" svg:y="3.685cm" style:legend-expansion="high" chart:style-name="ch2"/>
        <chart:plot-area chart:style-name="ch3" table:cell-range-address="Лист1.A1:Лист1.A9 Лист1.B1:Лист1.F1 Лист1.B14:Лист1.F21" chart:data-source-has-labels="both" svg:x="1.481cm" svg:y="0.199cm" svg:width="20.062cm" svg:height="8.582cm">
          <chartooo:coordinate-region svg:x="2.393cm" svg:y="0.398cm" svg:width="19.15cm" svg:height="7.736cm"/>
          <chart:axis chart:dimension="x" chart:name="primary-x" chart:style-name="ch4" chartooo:axis-type="auto">
            <chartooo:date-scale/>
            <chart:title svg:x="9.828cm" svg:y="8.98cm" chart:style-name="ch5">
              <text:p>Кол-во правых частей</text:p>
            </chart:title>
            <chart:categories table:cell-range-address="Лист1.A2:Лист1.A9"/>
            <chart:grid chart:style-name="ch6" chart:class="major"/>
          </chart:axis>
          <chart:axis chart:dimension="y" chart:name="primary-y" chart:style-name="ch7">
            <chart:title svg:x="0.451cm" svg:y="5.659cm" chart:style-name="ch8">
              <text:p>Время расчёта</text:p>
            </chart:title>
            <chart:grid chart:style-name="ch6" chart:class="major"/>
          </chart:axis>
          <chart:series chart:style-name="ch9" chart:values-cell-range-address="Лист1.B14:Лист1.B21" chart:label-cell-address="Лист1.B1:Лист1.B1" chart:class="chart:bar">
            <chart:data-point chart:style-name="ch10"/>
            <chart:data-point chart:repeated="7"/>
          </chart:series>
          <chart:series chart:style-name="ch11" chart:values-cell-range-address="Лист1.C14:Лист1.C21" chart:label-cell-address="Лист1.C1:Лист1.C1" chart:class="chart:bar">
            <chart:data-point chart:repeated="8"/>
          </chart:series>
          <chart:series chart:style-name="ch12" chart:values-cell-range-address="Лист1.D14:Лист1.D21" chart:label-cell-address="Лист1.D1:Лист1.D1" chart:class="chart:bar">
            <chart:data-point chart:repeated="8"/>
          </chart:series>
          <chart:series chart:style-name="ch13" chart:values-cell-range-address="Лист1.E14:Лист1.E21" chart:label-cell-address="Лист1.E1:Лист1.E1" chart:class="chart:bar">
            <chart:data-point chart:repeated="8"/>
          </chart:series>
          <chart:series chart:style-name="ch14" chart:values-cell-range-address="Лист1.F14:Лист1.F21" chart:label-cell-address="Лист1.F1:Лист1.F1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</text:p>
                <draw:g>
                  <svg:desc>Лист1.B1:Лист1.B1</svg:desc>
                </draw:g>
              </table:table-cell>
              <table:table-cell office:value-type="string">
                <text:p>128</text:p>
                <draw:g>
                  <svg:desc>Лист1.C1:Лист1.C1</svg:desc>
                </draw:g>
              </table:table-cell>
              <table:table-cell office:value-type="string">
                <text:p>256</text:p>
                <draw:g>
                  <svg:desc>Лист1.D1:Лист1.D1</svg:desc>
                </draw:g>
              </table:table-cell>
              <table:table-cell office:value-type="string">
                <text:p>512</text:p>
                <draw:g>
                  <svg:desc>Лист1.E1:Лист1.E1</svg:desc>
                </draw:g>
              </table:table-cell>
              <table:table-cell office:value-type="string">
                <text:p>1024</text:p>
                <draw:g>
                  <svg:desc>Лист1.F1:Лист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A2:Лист1.A9</svg:desc>
                </draw:g>
              </table:table-cell>
              <table:table-cell office:value-type="float" office:value="0.0183721">
                <text:p>0.0183721</text:p>
                <draw:g>
                  <svg:desc>Лист1.B14:Лист1.B21</svg:desc>
                </draw:g>
              </table:table-cell>
              <table:table-cell office:value-type="float" office:value="0.0162762">
                <text:p>0.0162762</text:p>
                <draw:g>
                  <svg:desc>Лист1.C14:Лист1.C21</svg:desc>
                </draw:g>
              </table:table-cell>
              <table:table-cell office:value-type="float" office:value="0.0153625">
                <text:p>0.0153625</text:p>
                <draw:g>
                  <svg:desc>Лист1.D14:Лист1.D21</svg:desc>
                </draw:g>
              </table:table-cell>
              <table:table-cell office:value-type="float" office:value="0.0152019">
                <text:p>0.0152019</text:p>
                <draw:g>
                  <svg:desc>Лист1.E14:Лист1.E21</svg:desc>
                </draw:g>
              </table:table-cell>
              <table:table-cell office:value-type="float" office:value="0.0155525">
                <text:p>0.0155525</text:p>
                <draw:g>
                  <svg:desc>Лист1.F14:Лист1.F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81971">
                <text:p>0.0181971</text:p>
              </table:table-cell>
              <table:table-cell office:value-type="float" office:value="0.0161148">
                <text:p>0.0161148</text:p>
              </table:table-cell>
              <table:table-cell office:value-type="float" office:value="0.0152841">
                <text:p>0.0152841</text:p>
              </table:table-cell>
              <table:table-cell office:value-type="float" office:value="0.015127">
                <text:p>0.015127</text:p>
              </table:table-cell>
              <table:table-cell office:value-type="float" office:value="0.0154836">
                <text:p>0.01548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81728">
                <text:p>0.0181728</text:p>
              </table:table-cell>
              <table:table-cell office:value-type="float" office:value="0.0160982">
                <text:p>0.0160982</text:p>
              </table:table-cell>
              <table:table-cell office:value-type="float" office:value="0.0152844">
                <text:p>0.0152844</text:p>
              </table:table-cell>
              <table:table-cell office:value-type="float" office:value="0.0152252">
                <text:p>0.0152252</text:p>
              </table:table-cell>
              <table:table-cell office:value-type="float" office:value="0.0163523">
                <text:p>0.0163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81872">
                <text:p>0.0181872</text:p>
              </table:table-cell>
              <table:table-cell office:value-type="float" office:value="0.0162091">
                <text:p>0.0162091</text:p>
              </table:table-cell>
              <table:table-cell office:value-type="float" office:value="0.015533">
                <text:p>0.015533</text:p>
              </table:table-cell>
              <table:table-cell office:value-type="float" office:value="0.0157589">
                <text:p>0.0157589</text:p>
              </table:table-cell>
              <table:table-cell office:value-type="float" office:value="0.0320354">
                <text:p>0.032035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198321">
                <text:p>0.0198321</text:p>
              </table:table-cell>
              <table:table-cell office:value-type="float" office:value="0.0176347">
                <text:p>0.0176347</text:p>
              </table:table-cell>
              <table:table-cell office:value-type="float" office:value="0.0175012">
                <text:p>0.0175012</text:p>
              </table:table-cell>
              <table:table-cell office:value-type="float" office:value="0.0320269">
                <text:p>0.0320269</text:p>
              </table:table-cell>
              <table:table-cell office:value-type="float" office:value="0.0495229">
                <text:p>0.049522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292998">
                <text:p>0.0292998</text:p>
              </table:table-cell>
              <table:table-cell office:value-type="float" office:value="0.021506">
                <text:p>0.021506</text:p>
              </table:table-cell>
              <table:table-cell office:value-type="float" office:value="0.0345729">
                <text:p>0.0345729</text:p>
              </table:table-cell>
              <table:table-cell office:value-type="float" office:value="0.0493984">
                <text:p>0.0493984</text:p>
              </table:table-cell>
              <table:table-cell office:value-type="float" office:value="0.0985322">
                <text:p>0.098532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592081">
                <text:p>0.0592081</text:p>
              </table:table-cell>
              <table:table-cell office:value-type="float" office:value="0.044715">
                <text:p>0.044715</text:p>
              </table:table-cell>
              <table:table-cell office:value-type="float" office:value="0.0554762">
                <text:p>0.0554762</text:p>
              </table:table-cell>
              <table:table-cell office:value-type="float" office:value="0.0996587">
                <text:p>0.0996587</text:p>
              </table:table-cell>
              <table:table-cell office:value-type="float" office:value="0.18227">
                <text:p>0.1822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11553">
                <text:p>0.11553</text:p>
              </table:table-cell>
              <table:table-cell office:value-type="float" office:value="0.0820533">
                <text:p>0.0820533</text:p>
              </table:table-cell>
              <table:table-cell office:value-type="float" office:value="0.111632">
                <text:p>0.111632</text:p>
              </table:table-cell>
              <table:table-cell office:value-type="float" office:value="0.185109">
                <text:p>0.185109</text:p>
              </table:table-cell>
              <table:table-cell office:value-type="float" office:value="0.364133">
                <text:p>0.3641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